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Bahnschrift" svg:font-family="Bahnschrift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3333" draw:fill-color="#ff3333" draw:textarea-horizontal-align="justify" draw:textarea-vertical-align="middle" draw:auto-grow-height="false" fo:min-height="8.802cm" fo:min-width="8.552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458cm" fo:min-width="0.208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ffff" style:font-name="Arial Black" fo:font-weight="bold"/>
    </style:style>
    <style:style style:name="P2" style:family="paragraph">
      <loext:graphic-properties draw:fill-color="#ff3333"/>
      <style:paragraph-properties fo:text-align="center"/>
      <style:text-properties fo:color="#ffffff" style:font-name="Arial Black" fo:font-size="115pt" fo:font-style="normal" fo:font-weight="bold" style:font-size-asian="115pt" style:font-style-asian="normal" style:font-weight-asian="bold" style:font-size-complex="115pt" style:font-style-complex="normal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Arial" fo:font-size="115pt" fo:font-style="normal" fo:font-weight="bold" style:font-size-asian="115pt" style:font-style-asian="normal" style:font-weight-asian="bold" style:font-size-complex="11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2.8cm" svg:height="12.8cm" svg:x="8cm" svg:y="2.8cm">
          <text:p text:style-name="P1"><text:span text:style-name="T1">i-LO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1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cm" svg:height="1cm" svg:x="18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Bahnschrift" svg:font-family="Bahnschrift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1T16:09:35.220000000</meta:creation-date>
    <dc:date>2018-03-11T16:14:51.479000000</dc:date>
    <meta:editing-duration>PT5M17S</meta:editing-duration>
    <meta:editing-cycles>2</meta:editing-cycles>
    <meta:generator>LibreOffice/5.1.0.3$Windows_x86 LibreOffice_project/5e3e00a007d9b3b6efb6797a8b8e57b51ab1f737</meta:generator>
    <meta:document-statistic meta:object-count="26"/>
  </office:meta>
</office:document-meta>
</file>